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c719" officeooo:paragraph-rsid="0011c719" style:font-weight-asian="bold" style:font-weight-complex="bold"/>
    </style:style>
    <style:style style:name="P2" style:family="paragraph" style:parent-style-name="Standard">
      <style:paragraph-properties fo:text-align="start" style:justify-single-word="false"/>
      <style:text-properties fo:font-weight="normal" officeooo:rsid="0011c719" officeooo:paragraph-rsid="0011c71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 5286</text:p>
      <text:p text:style-name="P2"><text:tab/>This project is a modification of the 3144 Move Ticket project that will prompt the user for which ticket to print (Scrap, Good, both, none) instead of automatically printing them. This way the company can only have the ticket that they need 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9:30:06.238000000</meta:creation-date>
    <dc:date>2018-11-08T09:31:15.235000000</dc:date>
    <meta:editing-duration>PT1M9S</meta:editing-duration>
    <meta:editing-cycles>1</meta:editing-cycles>
    <meta:document-statistic meta:table-count="0" meta:image-count="0" meta:object-count="0" meta:page-count="1" meta:paragraph-count="2" meta:word-count="45" meta:character-count="257" meta:non-whitespace-character-count="213"/>
    <meta:generator>LibreOffice/6.0.4.2$Windows_X86_64 LibreOffice_project/9b0d9b32d5dcda91d2f1a96dc04c645c450872bf</meta:generator>
  </office:meta>
</office:document-meta>
</file>